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63316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Object1" text:anchor-type="paragraph" svg:width="8.5in" svg:height="5.1945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0:06:29.769082549</meta:creation-date>
    <dc:date>2014-11-12T10:07:55.872981727</dc:date>
    <meta:editing-duration>PT1M26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70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36pt" style:font-size-asian="36pt" style:font-size-complex="36pt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position="" fo:font-size="36pt" style:font-size-asian="36pt" style:font-size-complex="36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36pt" style:font-size-asian="36pt" style:font-size-complex="36pt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36pt" style:font-size-asian="36pt" style:font-size-complex="36pt"/>
    </style:style>
  </office:automatic-styles>
  <office:body>
    <office:spreadsheet>
      <table:table table:name="Sheet1" table:style-name="ta1">
        <table:table-column table:style-name="co1" table:number-columns-repeated="9" table:default-cell-style-name="ce5"/>
        <table:table-column table:style-name="co1" table:number-columns-repeated="9" table:default-cell-style-name="ce6"/>
        <table:table-row table:style-name="ro1">
          <table:table-cell table:style-name="ce4" office:value-type="float" office:value="131072" calcext:value-type="float">
            <text:p>131072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32768" calcext:value-type="float">
            <text:p>32768</text:p>
          </table:table-cell>
          <table:table-cell table:style-name="ce4" office:value-type="float" office:value="16384" calcext:value-type="float">
            <text:p>16384</text:p>
          </table:table-cell>
          <table:table-cell table:style-name="ce4" office:value-type="float" office:value="8192" calcext:value-type="float">
            <text:p>8192</text:p>
          </table:table-cell>
          <table:table-cell table:style-name="ce4" office:value-type="float" office:value="4096" calcext:value-type="float">
            <text:p>4096</text:p>
          </table:table-cell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table:number-columns-repeated="5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4"/>
          <table:table-cell table:number-columns-repeated="5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10:07:27.466467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